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officeooo:rsid="005eed91" officeooo:paragraph-rsid="005eed9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3" style:family="paragraph" style:parent-style-name="Standard">
      <style:text-properties style:font-name="Calibri" fo:font-size="10pt" style:text-underline-style="none" officeooo:rsid="0068219e" officeooo:paragraph-rsid="009ebff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198d" officeooo:paragraph-rsid="00d2fd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2bac" officeooo:paragraph-rsid="00d2fdc0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d2fdc0" officeooo:paragraph-rsid="00d2fdc0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officeooo:rsid="009ebff5" officeooo:paragraph-rsid="009ebff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9ebff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d354d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4pt" officeooo:rsid="0080e2ae" officeooo:paragraph-rsid="00e73edd" style:font-size-asian="14pt" style:font-size-complex="14pt"/>
    </style:style>
    <style:style style:name="P15" style:family="paragraph" style:parent-style-name="Standard">
      <style:text-properties style:font-name="Calibri" fo:font-size="14pt" officeooo:rsid="0080e2ae" officeooo:paragraph-rsid="00e73edd" style:font-size-asian="14pt" style:font-size-complex="14pt"/>
    </style:style>
    <style:style style:name="P16" style:family="paragraph" style:parent-style-name="Standard">
      <style:text-properties style:font-name="Calibri" fo:font-size="14pt" officeooo:rsid="00909b26" officeooo:paragraph-rsid="00e73edd" style:font-size-asian="14pt" style:font-size-complex="14pt"/>
    </style:style>
    <style:style style:name="P17" style:family="paragraph" style:parent-style-name="Standard">
      <style:text-properties fo:font-size="18pt" officeooo:paragraph-rsid="00e73edd" style:font-size-asian="18pt" style:font-size-complex="18pt"/>
    </style:style>
    <style:style style:name="T1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2" style:family="text">
      <style:text-properties fo:color="#ff4000" loext:opacity="100%" style:font-name="Calibri" style:text-underline-style="none" fo:font-weight="bold" officeooo:rsid="001c4fe6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102e"/>
    </style:style>
    <style:style style:name="T5" style:family="text">
      <style:text-properties style:text-underline-style="none" officeooo:rsid="005ff8c0"/>
    </style:style>
    <style:style style:name="T6" style:family="text">
      <style:text-properties style:text-underline-style="none" officeooo:rsid="00b6de2e"/>
    </style:style>
    <style:style style:name="T7" style:family="text">
      <style:text-properties style:font-name="Calibri" style:text-underline-style="none" officeooo:rsid="00600aa5"/>
    </style:style>
    <style:style style:name="T8" style:family="text">
      <style:text-properties style:font-name="Calibri" style:text-underline-style="none" officeooo:rsid="0068219e"/>
    </style:style>
    <style:style style:name="T9" style:family="text">
      <style:text-properties style:font-name="Calibri" style:text-underline-style="none" officeooo:rsid="009ebff5"/>
    </style:style>
    <style:style style:name="T10" style:family="text">
      <style:text-properties style:font-name="Calibri" style:text-underline-style="none" officeooo:rsid="00a25555"/>
    </style:style>
    <style:style style:name="T11" style:family="text">
      <style:text-properties style:font-name="Calibri" style:text-underline-style="none" officeooo:rsid="00a2efc7"/>
    </style:style>
    <style:style style:name="T12" style:family="text">
      <style:text-properties officeooo:rsid="009ebff5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b6de2e"/>
    </style:style>
    <style:style style:name="T15" style:family="text">
      <style:text-properties officeooo:rsid="00d354d5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officeooo:rsid="00880bd3"/>
    </style:style>
    <style:style style:name="T18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9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20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21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8">Activité <text:s/></text:span><text:span text:style-name="T19">2</text:span><text:span text:style-name="T20"> </text:span><text:span text:style-name="T18">: </text:span><text:span text:style-name="T21">Conservation de la masse</text:span></text:p>
      <text:p text:style-name="P16">On observe qu’il y a <text:span text:style-name="T1">conservation de la masse</text:span> au cours d’une transformation chimique : c’est à dire que la masse de ce qu’on avait au départ (les réactifs) est égale à la masse de ce qu’il y a à la fin (les produits).</text:p>
      <text:p text:style-name="P15"/>
      <text:p text:style-name="P14">Mais comment cela peut-il s’expliquer en termes d’atomes <text:span text:style-name="T17">et de molécules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9M58S</meta:editing-duration>
    <meta:editing-cycles>108</meta:editing-cycles>
    <meta:generator>LibreOffice/7.0.4.2$Linux_X86_64 LibreOffice_project/00$Build-2</meta:generator>
    <meta:creation-date>2021-01-07T18:44:50.878606262</meta:creation-date>
    <meta:initial-creator>J Cercy</meta:initial-creator>
    <dc:date>2021-03-02T21:05:23.537602100</dc:date>
    <dc:creator>J Cercy</dc:creator>
    <meta:document-statistic meta:table-count="0" meta:image-count="0" meta:object-count="0" meta:page-count="1" meta:paragraph-count="3" meta:word-count="62" meta:character-count="328" meta:non-whitespace-character-count="268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